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9000001CA8A56E16B.png"/>
  <manifest:file-entry manifest:media-type="image/png" manifest:full-path="Pictures/10000000000001C9000001CCED83C129.png"/>
  <manifest:file-entry manifest:media-type="image/png" manifest:full-path="Pictures/10000000000001CD000001CC3BB78D82.png"/>
  <manifest:file-entry manifest:media-type="image/gif" manifest:full-path="Pictures/1000000000000180000001804971C971.gif"/>
  <manifest:file-entry manifest:media-type="image/png" manifest:full-path="Pictures/10000000000000E3000000E4E0C889C5.png"/>
  <manifest:file-entry manifest:media-type="image/png" manifest:full-path="Pictures/10000000000001C9000001CBC470BBE9.png"/>
  <manifest:file-entry manifest:media-type="image/png" manifest:full-path="Pictures/10000000000001CB000001CAFB504C5E.png"/>
  <manifest:file-entry manifest:media-type="image/png" manifest:full-path="Pictures/10000000000001C9000001CCB0605DA2.png"/>
  <manifest:file-entry manifest:media-type="image/png" manifest:full-path="Pictures/10000000000000E3000000E4476CFA99.png"/>
  <manifest:file-entry manifest:media-type="image/png" manifest:full-path="Pictures/10000000000000E3000000E4FAD6C222.png"/>
  <manifest:file-entry manifest:media-type="image/png" manifest:full-path="Pictures/10000000000000E3000000E45E9E8A8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P3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ge" style:horizontal-pos="from-left" style:horizontal-rel="page" fo:background-color="transparent" style:background-transparency="10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Ultrafine_20_Dashed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2598in" svg:y="3.3701in" svg:width="1.5598in" svg:height="1.5598in" draw:z-index="0">
        <draw:image xlink:href="Pictures/10000000000000E3000000E4476CFA99.png" xlink:type="simple" xlink:show="embed" xlink:actuate="onLoad"/>
      </draw:frame>
      <text:p text:style-name="Standard"><draw:rect text:anchor-type="paragraph" draw:z-index="1" draw:style-name="gr1" draw:text-style-name="P3" svg:width="2.3205in" svg:height="2.3303in" svg:x="2.3409in" svg:y="7.0992in"><text:p/></draw:rect><draw:rect text:anchor-type="paragraph" draw:z-index="2" draw:style-name="gr1" draw:text-style-name="P3" svg:width="2.3205in" svg:height="2.3303in" svg:x="2.3409in" svg:y="4.7693in"><text:p/></draw:rect><draw:rect text:anchor-type="paragraph" draw:z-index="3" draw:style-name="gr1" draw:text-style-name="P3" svg:width="2.3205in" svg:height="2.3303in" svg:x="0.0209in" svg:y="2.4398in"><text:p/></draw:rect><draw:rect text:anchor-type="paragraph" draw:z-index="4" draw:style-name="gr1" draw:text-style-name="P3" svg:width="2.3205in" svg:height="2.3303in" svg:x="4.6571in" svg:y="2.4354in"><text:p/></draw:rect><draw:rect text:anchor-type="paragraph" draw:z-index="5" draw:style-name="gr1" draw:text-style-name="P3" svg:width="2.3205in" svg:height="2.3303in" svg:x="2.3409in" svg:y="0.1098in"><text:p/></draw:rect></text:p>
      <text:p text:style-name="P1"><draw:frame draw:style-name="fr2" draw:name="graphics2" text:anchor-type="paragraph" svg:x="2.7346in" svg:y="2.8335in" svg:width="1.5598in" svg:height="1.5598in" draw:z-index="31"><draw:image xlink:href="Pictures/10000000000000E3000000E4E0C889C5.png" xlink:type="simple" xlink:show="embed" xlink:actuate="onLoad"/></draw:frame><draw:rect text:anchor-type="paragraph" draw:z-index="10" draw:style-name="gr1" draw:text-style-name="P3" svg:width="2.3205in" svg:height="2.3303in" svg:x="2.3409in" svg:y="0.1098in"><text:p/></draw:rect><draw:rect text:anchor-type="paragraph" draw:z-index="9" draw:style-name="gr1" draw:text-style-name="P3" svg:width="2.3205in" svg:height="2.3303in" svg:x="4.6571in" svg:y="2.4354in"><text:p/></draw:rect><draw:rect text:anchor-type="paragraph" draw:z-index="8" draw:style-name="gr1" draw:text-style-name="P3" svg:width="2.3205in" svg:height="2.3303in" svg:x="0.0209in" svg:y="2.4398in"><text:p/></draw:rect><draw:rect text:anchor-type="paragraph" draw:z-index="7" draw:style-name="gr1" draw:text-style-name="P3" svg:width="2.3205in" svg:height="2.3303in" svg:x="2.3409in" svg:y="4.7693in"><text:p/></draw:rect><draw:rect text:anchor-type="paragraph" draw:z-index="6" draw:style-name="gr1" draw:text-style-name="P3" svg:width="2.3205in" svg:height="2.3303in" svg:x="2.3409in" svg:y="7.0992in"><text:p/></draw:rect></text:p>
      <text:p text:style-name="P1"><draw:frame draw:style-name="fr2" draw:name="graphics3" text:anchor-type="paragraph" svg:x="2.7339in" svg:y="2.8339in" svg:width="1.5598in" svg:height="1.5598in" draw:z-index="32"><draw:image xlink:href="Pictures/10000000000000E3000000E4FAD6C222.png" xlink:type="simple" xlink:show="embed" xlink:actuate="onLoad"/></draw:frame><draw:rect text:anchor-type="paragraph" draw:z-index="15" draw:style-name="gr1" draw:text-style-name="P3" svg:width="2.3205in" svg:height="2.3303in" svg:x="2.3409in" svg:y="0.1098in"><text:p/></draw:rect><draw:rect text:anchor-type="paragraph" draw:z-index="14" draw:style-name="gr1" draw:text-style-name="P3" svg:width="2.3205in" svg:height="2.3303in" svg:x="4.6571in" svg:y="2.4354in"><text:p/></draw:rect><draw:rect text:anchor-type="paragraph" draw:z-index="13" draw:style-name="gr1" draw:text-style-name="P3" svg:width="2.3205in" svg:height="2.3303in" svg:x="0.0209in" svg:y="2.4398in"><text:p/></draw:rect><draw:rect text:anchor-type="paragraph" draw:z-index="12" draw:style-name="gr1" draw:text-style-name="P3" svg:width="2.3205in" svg:height="2.3303in" svg:x="2.3409in" svg:y="4.7693in"><text:p/></draw:rect><draw:rect text:anchor-type="paragraph" draw:z-index="11" draw:style-name="gr1" draw:text-style-name="P3" svg:width="2.3205in" svg:height="2.3303in" svg:x="2.3409in" svg:y="7.0992in"><text:p/></draw:rect></text:p>
      <text:p text:style-name="P1"><draw:frame draw:style-name="fr2" draw:name="graphics6" text:anchor-type="paragraph" svg:x="2.7346in" svg:y="2.8335in" svg:width="1.5598in" svg:height="1.5598in" draw:z-index="55"><draw:image xlink:href="Pictures/10000000000000E3000000E45E9E8A84.png" xlink:type="simple" xlink:show="embed" xlink:actuate="onLoad"/></draw:frame><draw:rect text:anchor-type="paragraph" draw:z-index="20" draw:style-name="gr1" draw:text-style-name="P3" svg:width="2.3205in" svg:height="2.3303in" svg:x="2.3409in" svg:y="0.1098in"><text:p/></draw:rect><draw:rect text:anchor-type="paragraph" draw:z-index="19" draw:style-name="gr1" draw:text-style-name="P3" svg:width="2.3205in" svg:height="2.3303in" svg:x="4.6571in" svg:y="2.4354in"><text:p/></draw:rect><draw:rect text:anchor-type="paragraph" draw:z-index="18" draw:style-name="gr1" draw:text-style-name="P3" svg:width="2.3205in" svg:height="2.3303in" svg:x="0.0209in" svg:y="2.4398in"><text:p/></draw:rect><draw:rect text:anchor-type="paragraph" draw:z-index="17" draw:style-name="gr1" draw:text-style-name="P3" svg:width="2.3205in" svg:height="2.3303in" svg:x="2.3409in" svg:y="4.7693in"><text:p/></draw:rect><draw:rect text:anchor-type="paragraph" draw:z-index="16" draw:style-name="gr1" draw:text-style-name="P3" svg:width="2.3205in" svg:height="2.3303in" svg:x="2.3409in" svg:y="7.0992in"><text:p/></draw:rect></text:p>
      <text:p text:style-name="P1"><draw:frame draw:style-name="fr2" draw:name="graphics11" text:anchor-type="paragraph" svg:x="2.7346in" svg:y="2.8335in" svg:width="1.5598in" svg:height="1.5598in" draw:z-index="65"><draw:image xlink:href="Pictures/1000000000000180000001804971C971.gif" xlink:type="simple" xlink:show="embed" xlink:actuate="onLoad"/></draw:frame><draw:rect text:anchor-type="paragraph" draw:z-index="25" draw:style-name="gr1" draw:text-style-name="P3" svg:width="2.3205in" svg:height="2.3303in" svg:x="2.3409in" svg:y="0.1098in"><text:p/></draw:rect><draw:rect text:anchor-type="paragraph" draw:z-index="24" draw:style-name="gr1" draw:text-style-name="P3" svg:width="2.3205in" svg:height="2.3303in" svg:x="4.6571in" svg:y="2.4354in"><text:p/></draw:rect><draw:rect text:anchor-type="paragraph" draw:z-index="23" draw:style-name="gr1" draw:text-style-name="P3" svg:width="2.3205in" svg:height="2.3303in" svg:x="0.0209in" svg:y="2.4398in"><text:p/></draw:rect><draw:rect text:anchor-type="paragraph" draw:z-index="22" draw:style-name="gr1" draw:text-style-name="P3" svg:width="2.3205in" svg:height="2.3303in" svg:x="2.3409in" svg:y="4.7693in"><text:p/></draw:rect><draw:rect text:anchor-type="paragraph" draw:z-index="21" draw:style-name="gr1" draw:text-style-name="P3" svg:width="2.3205in" svg:height="2.3303in" svg:x="2.3409in" svg:y="7.0992in"><text:p/></draw:rect></text:p>
      <text:p text:style-name="P1"><draw:rect text:anchor-type="paragraph" draw:z-index="26" draw:style-name="gr1" draw:text-style-name="P3" svg:width="2.3205in" svg:height="2.3303in" svg:x="2.3409in" svg:y="7.0992in"><text:p/></draw:rect><draw:rect text:anchor-type="paragraph" draw:z-index="27" draw:style-name="gr1" draw:text-style-name="P3" svg:width="2.3205in" svg:height="2.3303in" svg:x="2.3409in" svg:y="4.7693in"><text:p/></draw:rect><draw:rect text:anchor-type="paragraph" draw:z-index="28" draw:style-name="gr1" draw:text-style-name="P3" svg:width="2.3205in" svg:height="2.3303in" svg:x="0.0209in" svg:y="2.4398in"><text:p/></draw:rect><draw:rect text:anchor-type="paragraph" draw:z-index="29" draw:style-name="gr1" draw:text-style-name="P3" svg:width="2.3205in" svg:height="2.3303in" svg:x="4.6571in" svg:y="2.4354in"><text:p/></draw:rect><draw:rect text:anchor-type="paragraph" draw:z-index="30" draw:style-name="gr1" draw:text-style-name="P3" svg:width="2.3205in" svg:height="2.3303in" svg:x="2.3409in" svg:y="0.1098in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4" text:anchor-type="paragraph" svg:x="2.7346in" svg:y="0.15in" svg:width="1.5598in" svg:height="1.5598in" draw:z-index="33"><draw:image xlink:href="Pictures/10000000000001CB000001CAFB504C5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rect text:anchor-type="paragraph" draw:z-index="63" draw:style-name="gr1" draw:text-style-name="P3" svg:width="2.3205in" svg:height="2.3303in" svg:x="2.3409in" svg:y="0.1098in"><text:p/></draw:rect><draw:rect text:anchor-type="paragraph" draw:z-index="62" draw:style-name="gr1" draw:text-style-name="P3" svg:width="2.3205in" svg:height="2.3303in" svg:x="4.6571in" svg:y="2.4354in"><text:p/></draw:rect><draw:rect text:anchor-type="paragraph" draw:z-index="61" draw:style-name="gr1" draw:text-style-name="P3" svg:width="2.3205in" svg:height="2.3303in" svg:x="0.0209in" svg:y="2.4398in"><text:p/></draw:rect><draw:rect text:anchor-type="paragraph" draw:z-index="60" draw:style-name="gr1" draw:text-style-name="P3" svg:width="2.3205in" svg:height="2.3303in" svg:x="2.3409in" svg:y="4.7693in"><text:p/></draw:rect><draw:rect text:anchor-type="paragraph" draw:z-index="59" draw:style-name="gr1" draw:text-style-name="P3" svg:width="2.3205in" svg:height="2.3303in" svg:x="2.3409in" svg:y="7.0992in"><text:p/></draw:rect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5" text:anchor-type="paragraph" svg:x="2.7346in" svg:y="0.15in" svg:width="1.5598in" svg:height="1.5598in" draw:z-index="64"><draw:image xlink:href="Pictures/10000000000001C9000001CA8A56E16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2" draw:name="graphics7" text:anchor-type="paragraph" svg:x="2.7339in" svg:y="2.8339in" svg:width="1.5598in" svg:height="1.5598in" draw:z-index="39"><draw:image xlink:href="Pictures/10000000000001C9000001CBC470BBE9.png" xlink:type="simple" xlink:show="embed" xlink:actuate="onLoad"/></draw:frame><draw:rect text:anchor-type="paragraph" draw:z-index="34" draw:style-name="gr1" draw:text-style-name="P3" svg:width="2.3205in" svg:height="2.3303in" svg:x="2.3409in" svg:y="7.0992in"><text:p/></draw:rect><draw:rect text:anchor-type="paragraph" draw:z-index="35" draw:style-name="gr1" draw:text-style-name="P3" svg:width="2.3205in" svg:height="2.3303in" svg:x="2.3409in" svg:y="4.7693in"><text:p/></draw:rect><draw:rect text:anchor-type="paragraph" draw:z-index="36" draw:style-name="gr1" draw:text-style-name="P3" svg:width="2.3205in" svg:height="2.3303in" svg:x="0.0209in" svg:y="2.4398in"><text:p/></draw:rect><draw:rect text:anchor-type="paragraph" draw:z-index="37" draw:style-name="gr1" draw:text-style-name="P3" svg:width="2.3205in" svg:height="2.3303in" svg:x="4.6571in" svg:y="2.4354in"><text:p/></draw:rect><draw:rect text:anchor-type="paragraph" draw:z-index="38" draw:style-name="gr1" draw:text-style-name="P3" svg:width="2.3205in" svg:height="2.3303in" svg:x="2.3409in" svg:y="0.1098in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rect text:anchor-type="paragraph" draw:z-index="40" draw:style-name="gr1" draw:text-style-name="P3" svg:width="2.3205in" svg:height="2.3303in" svg:x="2.3409in" svg:y="7.0992in"><text:p/></draw:rect><draw:rect text:anchor-type="paragraph" draw:z-index="41" draw:style-name="gr1" draw:text-style-name="P3" svg:width="2.3205in" svg:height="2.3303in" svg:x="2.3409in" svg:y="4.7693in"><text:p/></draw:rect><draw:rect text:anchor-type="paragraph" draw:z-index="42" draw:style-name="gr1" draw:text-style-name="P3" svg:width="2.3205in" svg:height="2.3303in" svg:x="0.0209in" svg:y="2.4398in"><text:p/></draw:rect><draw:rect text:anchor-type="paragraph" draw:z-index="43" draw:style-name="gr1" draw:text-style-name="P3" svg:width="2.3205in" svg:height="2.3303in" svg:x="4.6571in" svg:y="2.4354in"><text:p/></draw:rect><draw:rect text:anchor-type="paragraph" draw:z-index="44" draw:style-name="gr1" draw:text-style-name="P3" svg:width="2.3205in" svg:height="2.3303in" svg:x="2.3409in" svg:y="0.1098in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8" text:anchor-type="paragraph" svg:x="2.7346in" svg:y="0.15in" svg:width="1.5598in" svg:height="1.5598in" draw:z-index="56"><draw:image xlink:href="Pictures/10000000000001CD000001CC3BB78D8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rect text:anchor-type="paragraph" draw:z-index="45" draw:style-name="gr1" draw:text-style-name="P3" svg:width="2.3205in" svg:height="2.3303in" svg:x="2.3409in" svg:y="7.0992in"><text:p/></draw:rect><draw:rect text:anchor-type="paragraph" draw:z-index="46" draw:style-name="gr1" draw:text-style-name="P3" svg:width="2.3205in" svg:height="2.3303in" svg:x="2.3409in" svg:y="4.7693in"><text:p/></draw:rect><draw:rect text:anchor-type="paragraph" draw:z-index="47" draw:style-name="gr1" draw:text-style-name="P3" svg:width="2.3205in" svg:height="2.3303in" svg:x="0.0209in" svg:y="2.4398in"><text:p/></draw:rect><draw:rect text:anchor-type="paragraph" draw:z-index="48" draw:style-name="gr1" draw:text-style-name="P3" svg:width="2.3205in" svg:height="2.3303in" svg:x="4.6571in" svg:y="2.4354in"><text:p/></draw:rect><draw:rect text:anchor-type="paragraph" draw:z-index="49" draw:style-name="gr1" draw:text-style-name="P3" svg:width="2.3205in" svg:height="2.3303in" svg:x="2.3409in" svg:y="0.1098in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9" text:anchor-type="paragraph" svg:x="2.7346in" svg:y="0.15in" svg:width="1.5598in" svg:height="1.5598in" draw:z-index="57"><draw:image xlink:href="Pictures/10000000000001C9000001CCED83C12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rect text:anchor-type="paragraph" draw:z-index="50" draw:style-name="gr1" draw:text-style-name="P3" svg:width="2.3205in" svg:height="2.3303in" svg:x="2.3409in" svg:y="7.0992in"><text:p/></draw:rect><draw:rect text:anchor-type="paragraph" draw:z-index="51" draw:style-name="gr1" draw:text-style-name="P3" svg:width="2.3205in" svg:height="2.3303in" svg:x="2.3409in" svg:y="4.7693in"><text:p/></draw:rect><draw:rect text:anchor-type="paragraph" draw:z-index="52" draw:style-name="gr1" draw:text-style-name="P3" svg:width="2.3205in" svg:height="2.3303in" svg:x="0.0209in" svg:y="2.4398in"><text:p/></draw:rect><draw:rect text:anchor-type="paragraph" draw:z-index="53" draw:style-name="gr1" draw:text-style-name="P3" svg:width="2.3205in" svg:height="2.3303in" svg:x="4.6571in" svg:y="2.4354in"><text:p/></draw:rect><draw:rect text:anchor-type="paragraph" draw:z-index="54" draw:style-name="gr1" draw:text-style-name="P3" svg:width="2.3205in" svg:height="2.3303in" svg:x="2.3409in" svg:y="0.1098in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phics10" text:anchor-type="paragraph" svg:x="2.7346in" svg:y="0.15in" svg:width="1.5598in" svg:height="1.5598in" draw:z-index="58"><draw:image xlink:href="Pictures/10000000000001C9000001CCB0605DA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7T13:20:45</meta:creation-date>
    <dc:date>2010-04-01T15:53:18</dc:date>
    <meta:editing-duration>PT00H55M10S</meta:editing-duration>
    <meta:editing-cycles>8</meta:editing-cycles>
    <meta:generator>OpenOffice.org/3.2$Linux OpenOffice.org_project/320m12$Build-9483</meta:generator>
    <meta:print-date>2009-12-08T14:37:16</meta:print-date>
    <meta:document-statistic meta:table-count="0" meta:image-count="11" meta:object-count="0" meta:page-count="11" meta:paragraph-count="0" meta:word-count="0" meta:character-count="0"/>
  </office:meta>
</office:document-meta>
</file>